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PT Sans Narrow" svg:font-family="'PT Sans Narrow',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1d32" officeooo:paragraph-rsid="00061d32"/>
    </style:style>
    <style:style style:name="P2" style:family="paragraph" style:parent-style-name="Standard">
      <style:text-properties officeooo:paragraph-rsid="00061d32"/>
    </style:style>
    <style:style style:name="P3" style:family="paragraph" style:parent-style-name="Text_20_body">
      <style:text-properties fo:font-variant="normal" fo:text-transform="none" fo:color="#696969" style:font-name="PT Sans Narrow" fo:font-size="12.75pt" fo:letter-spacing="normal" fo:font-style="normal" fo:font-weight="normal" officeooo:rsid="00061d32" officeooo:paragraph-rsid="00061d32"/>
    </style:style>
    <style:style style:name="P4" style:family="paragraph" style:parent-style-name="Text_20_body">
      <style:text-properties fo:font-variant="normal" fo:text-transform="none" fo:color="#696969" style:font-name="PT Sans Narrow" fo:font-size="12.75pt" fo:letter-spacing="normal" fo:font-style="normal" fo:font-weight="normal" officeooo:rsid="00061d32" officeooo:paragraph-rsid="00061d32" style:font-size-asian="18pt" style:font-size-complex="18pt"/>
    </style:style>
    <style:style style:name="P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696969" style:font-name="PT Sans Narrow" fo:font-size="12.75pt" fo:letter-spacing="normal" fo:font-style="normal" fo:font-weight="normal"/>
    </style:style>
    <style:style style:name="P6"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fo:padding="0in" fo:border="none"/>
      <style:text-properties fo:font-variant="normal" fo:text-transform="none" fo:color="#696969" style:font-name="PT Sans Narrow" fo:font-size="12.75pt" fo:letter-spacing="normal" fo:font-style="normal" fo:font-weight="bold" loext:padding="0in" loext:border="none"/>
    </style:style>
    <style:style style:name="P7" style:family="paragraph" style:parent-style-name="Standard">
      <style:text-properties fo:color="#c9211e" fo:font-size="18pt" officeooo:rsid="00061d32" officeooo:paragraph-rsid="00061d32" style:font-size-asian="18pt" style:font-size-complex="18pt"/>
    </style:style>
    <style:style style:name="P8" style:family="paragraph" style:parent-style-name="Standard">
      <style:text-properties fo:font-variant="normal" fo:text-transform="none" fo:color="#c9211e" style:font-name="PT Sans Narrow" fo:font-size="18pt" fo:letter-spacing="normal" fo:font-style="normal" fo:font-weight="normal" officeooo:rsid="00061d32" officeooo:paragraph-rsid="00061d32" style:font-size-asian="18pt" style:font-size-complex="18pt"/>
    </style:style>
    <style:style style:name="P9" style:family="paragraph" style:parent-style-name="Standard">
      <style:text-properties fo:font-variant="normal" fo:text-transform="none" fo:color="#696969" style:font-name="PT Sans Narrow" fo:font-size="12.75pt" fo:letter-spacing="normal" fo:font-style="normal" fo:font-weight="normal" officeooo:rsid="00061d32" officeooo:paragraph-rsid="00061d32"/>
    </style:style>
    <style:style style:name="T1" style:family="text">
      <style:text-properties fo:font-variant="normal" fo:text-transform="none" fo:color="#696969" style:font-name="PT Sans Narrow" fo:font-size="12.75pt" fo:letter-spacing="normal" fo:font-style="normal" fo:font-weight="normal"/>
    </style:style>
    <style:style style:name="T2" style:family="text">
      <style:text-properties fo:font-weight="bold" loext:padding="0in" loext:border="none"/>
    </style:style>
    <style:style style:name="T3" style:family="text">
      <style:text-properties style:text-underline-style="solid" style:text-underline-width="auto" style:text-underline-color="font-color" fo:font-weight="bold" loext:padding="0in"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Кара-кол</text:p>
      <text:p text:style-name="P7">1.лыжная база</text:p>
      <text:p text:style-name="P2"><text:span text:style-name="T1">Свыше 20 км. трасс способны удовлетворить и опытного лыжника, и человека, покоряющего горные склоны впервые. Здесь раздолье и для любителей фрирайда и для тех, кто предпочитает кататься по ухоженным трассам.</text:span><text:line-break/><text:span text:style-name="T1">Область катания отличается широкими просторными спусками по целине, и по специально подготовленным склонам. Протяженность каждого спуска различна от 400м до 3,5км. Большинство трасс проходит через хвойный лес.</text:span><text:line-break/><text:span text:style-name="T1">Кататься можно на любых высотах. Наивысшая точка катания 3040м. Перепад высот 740м, минимальный уклон 7%, максимальный уклон 53%. С панорамной вершины открываются виды на ближайшие пятитысячники и высокогорное озеро Иссык-Кул.</text:span></text:p>
      <text:p text:style-name="P8">2.летний отдых</text:p>
      <text:p text:style-name="P9">Горы Тянь-Шань, в которых расположена база "Каракол", по праву считаются одними из самых красивых на планете. Как бы вы ни представляли эти горы, увидев их, вы все равно будете поражены. Природа не поскупилась, одарив этот край замечательными горными пейзажами. Если Вы любите природу, если вы хотите увидеть своими глазами зачарованный горный мир, обязательно посетите комплекс "Каракол" летом.<text:line-break/>В это время здесь происходит чудо - настоящее буйство возрождения природы, покоряющее своей уникальной красотой. Обилие грибов, пронзительная синева неба, яркие краски горных склонов... Здесь вы сможете отдохнуть от цивилизации в первозданном мире природы и убедиться на собственном опыте, что "лучше гор могут быть только горы".</text:p>
      <text:p text:style-name="P8">3. Альпинист</text:p>
      <text:p text:style-name="P3"><text:span text:style-name="T2">Предоставляемый сервис для путешествий</text:span> - Гостиница, автотранспорт, гид, переводчик, повар, охрана лагеря, носильщики.<text:line-break/>(Это общее предложение для всех последующих вариантов)</text:p>
      <text:p text:style-name="P6">Тур 1. К вершинам хребта "Терскей Ала-Тоо".</text:p>
      <text:p text:style-name="P5"><text:span text:style-name="T2">Вид </text:span>- Альпинизм<text:line-break/><text:span text:style-name="T2">Название </text:span>- К вершинам хребта "Терскей Ала-Тоо"<text:line-break/><text:span text:style-name="T2">Условный код</text:span> А-1<text:line-break/><text:span text:style-name="T2">Маршрут </text:span>- п. Россия 5112 м.<text:line-break/><text:span text:style-name="T2">Трудность</text:span> - 3Б к. тр.(Hard).<text:line-break/><text:span text:style-name="T2">Продолжительность сезона </text:span>- с 1 июля по 15 сентября.<text:line-break/><text:span text:style-name="T2">Краткая характеристика маршрута:</text:span> - Вершина расположена в восточной части ущ. Арашан.<text:line-break/>Время на совершение восхождения - 5 дней (2 дня подходов, 1 день восхождение, 2 дня возвращение к автотранспорту). Маршрут 3Б к. тр. Снежно - ледовый. Необходимо владеть ледовой техникой. С вершины хорошо видны пики Победа и Хан - Тенгри, а так же <text:soft-page-break/>вершины хребта Койлю и Сарыджаз. Штурмовой лагерь на высоте 4 120 м. на леднике Россия. <text:span text:style-name="T2">План по дням:</text:span><text:line-break/><text:span text:style-name="T2">1 день</text:span> - (авто) г. Каракол - ущ. Арашан до курорта - (пеш.) по ущелью Арашан.<text:line-break/><text:span text:style-name="T2">2 день</text:span> - подъём на ледник Россия.<text:line-break/><text:span text:style-name="T2">3 день</text:span> - восхождение на п. Россия 5112м.<text:line-break/><text:span text:style-name="T2">4-5 день</text:span> - возвращение в г.Каракол.<text:line-break/><text:span text:style-name="T2">Условия выполнения программы</text:span> - Альпинисты должны иметь: страховой полис, личное снаряжение, личное техническое снаряжение (Каски, кошки, обвязки, ботинки альпинистские, верёвку, бивачное снаряжение: палатки, спальные мешки, карематы), непромокаемую одежду, трекинговую обувь.</text:p>
      <text:p text:style-name="Text_20_body"/>
      <text:p text:style-name="P6">Тур 2. "Восхождения в районе ущ. Аю-Тор".</text:p>
      <text:p text:style-name="P5"><text:span text:style-name="T2">Вид </text:span>- Альпинизм<text:line-break/><text:span text:style-name="T2">Название </text:span>- "Восхождения в районе ущ. Аю-Тор"<text:line-break/><text:span text:style-name="T2">Условный код</text:span> А-2<text:line-break/><text:span text:style-name="T2">Продолжительность сезона </text:span>- с 1 июля по 15 сентября.<text:line-break/><text:span text:style-name="T2">Краткая характеристика маршрута:</text:span> - В районе ущ. Аю-Тор (Боковое ущелье, отходящее на запад от ущ. Каракол) можно совершить множество интереснейших и увлекательных альпвосхождений. Маршруты на любой вкус. От самых простых - 1Б категории трудности до трудных 5А к.тр.<text:line-break/>Маршруты скальные, ледовые, комбинированные. Горы в этом районе сложены из гранитов, прочные скалы, хорошая страховка. Район привлекателен тем, что имеет наиболее близкие пути подхода до штурмовых лагерей от автомобильной дороги всего 4-5 часов ходьбы. Вершины от 3900 м. до 4 382 (п. Аю - Тор).<text:line-break/>Базовый лагерь расположен в зоне леса на высоте 2 560м. Штурмовые лагеря на высотах от 2 850 до 3 600 м. Вершины района: С. Тюленина 4240м., Студентов 4202 м., Менделеевец 4112 м. Гастелло 4240 м., Г.Т.О. 4245 м., Греческих патриотов 4285 м. Ашу - Тор 4020 м. Иссык -Кульские перья 4275 м.<text:line-break/>Трезубец 3900м. и др. Район хорошо освоен гидами.<text:line-break/><text:span text:style-name="T2">План по дням:</text:span><text:line-break/><text:span text:style-name="T2">1 день</text:span> - (авто) прибытие на базу "Каракол". Размещение в гостинице. Прогулка по окрестностям базы. Брифинг программы тура.<text:line-break/><text:span text:style-name="T2">2 день</text:span> - выезд автотранспортом в ущ. Каракол. Подъём к базовому лагерю в ущ. Аю-Тор.<text:line-break/><text:span text:style-name="T2">3-6 день</text:span> - альпвосхождения в районе.<text:line-break/><text:span text:style-name="T2">7 день</text:span> - спуск в ущ.Каракол. Возвращение на базу.<text:line-break/><text:soft-page-break/><text:span text:style-name="T2">Условия выполнения программы</text:span> - Альпинисты должны иметь: страховой полис, собственное техническое и бивачное снаряжение.</text:p>
      <text:p text:style-name="Text_20_body"/>
      <text:p text:style-name="P6">Тур 3. Пик "Джигит" - 5170 м.</text:p>
      <text:p text:style-name="P5"><text:span text:style-name="T2">Вид </text:span>- Альпинизм<text:line-break/><text:span text:style-name="T2">Название </text:span>- Пик "Джигит" 5170 м.<text:line-break/><text:span text:style-name="T2">Условный код</text:span> А-3<text:line-break/><text:span text:style-name="T2">Продолжительность сезона </text:span>- с 1 июля по 15 сентября.<text:line-break/><text:span text:style-name="T2">Краткая характеристика маршрута:</text:span> - Маршрут снежно-ледовый, в нижней части - скальный. 4А к. тр.<text:line-break/>Время на восхождение 6 дней + 1 день на непогоду. Вершина одна из красивейших в этом районе! Маршрут доступен для альпинистов с хорошим уровнем подготовки, хорошая ледовая техника. Восхождение на п. Джигит очень престижно.</text:p>
      <text:p text:style-name="P5"><text:span text:style-name="T2">План по дням:</text:span><text:line-break/><text:span text:style-name="T2">1 день</text:span> - заезд, размещение в гостинице. Прогулки по окрестностям базы. Брифинг программы тура. Подбор снаряжения и продуктов питания.<text:line-break/><text:span text:style-name="T2">2 день</text:span> - выезд в район восхождения. Подход к леднику.выезд в ущ. Каракол. Подход под лед. Он -Тор.<text:line-break/><text:span text:style-name="T2">3-5 день</text:span> -- восхождение.<text:line-break/><text:span text:style-name="T2">6 день</text:span> - возвращение на базу "Каракол".<text:line-break/><text:span text:style-name="T2">Условия выполнения программы</text:span> - Альпинисты должны иметь: страховой полис, собственное техническое и бивачное снаряжение.</text:p>
      <text:p text:style-name="Text_20_body"/>
      <text:p text:style-name="P6">Тур 4. Пик "Каракольский" - 5216 м. (Высшая точка хребта Терскей Ала-Тоо)</text:p>
      <text:p text:style-name="P5"><text:span text:style-name="T2">Вид </text:span>- Альпинизм<text:line-break/><text:span text:style-name="T2">Название </text:span>- "Пик Каракольский - 5216 м."<text:line-break/><text:span text:style-name="T2">Условный код</text:span> А-4<text:line-break/><text:span text:style-name="T2">Продолжительность сезона </text:span>- с 1 июля по 15 сентября.<text:line-break/><text:span text:style-name="T2">Краткая характеристика маршрута:</text:span> - Маршруты, с востока с перевала Металлург 4Б к. тр. С запада с пер. Жеты-Огуз 4Б к.тр. Маршруты снежно - ледовые, время на восхождение 8 дней + 1 день на непогоду. С вершины открывается панорама во все стороны! <text:span text:style-name="T2">План по дням:</text:span><text:line-break/><text:span text:style-name="T2">1 день</text:span> - Заезд, размещение в гостинице. Прогулки по окрестностям базы. Брифинг программы тура. Подбор снаряжения и продуктов питания.<text:line-break/><text:span text:style-name="T2">2 день</text:span> - выезд в ущ. Каракол. Подход под лед. Он -Тор.<text:line-break/><text:span text:style-name="T2">3-6 день</text:span> - восхождение.<text:line-break/><text:span text:style-name="T2">7 день</text:span> - спуск в ущ. Каракол, возвращение на базу "Каракол".<text:line-break/><text:soft-page-break/><text:span text:style-name="T2">8 день</text:span> - возвращение на базу "Каракол".<text:line-break/><text:span text:style-name="T2">Условия выполнения программы</text:span> - Альпинисты должны иметь: страховой полис, собственное техническое и бивачное снаряжение.</text:p>
      <text:p text:style-name="Text_20_body"/>
      <text:p text:style-name="P6">Тур 5. Пик "Палатка" - 5020 м.</text:p>
      <text:p text:style-name="P5"><text:span text:style-name="T2">Вид </text:span>- Альпинизм<text:line-break/><text:span text:style-name="T2">Название </text:span>- Пик "Палатка" - 5020 м.<text:line-break/><text:span text:style-name="T2">Условный код</text:span> А-5<text:line-break/><text:span text:style-name="T2">Продолжительность сезона </text:span>- с 1 июля по 15 сентября. <text:span text:style-name="T2">Краткая характеристика маршрута:</text:span> - Вершину хорошо видно уже с автодороги от с. Теплоключенка.<text:line-break/>Из курорта Алтын - Арашан она кажется совершенно близкой, а ледопады на её северной стене притягивают взоры альпинистов. Северная стена сложна и доступна только опытным альпинистам, но гиды базы "Каракол", разработали маршрут, позволяющий подняться на вершину и новичкам.<text:line-break/>Время для восхождения 8 дней + 1 день на непогоду. Маршрут снежно - ледовый.<text:line-break/><text:span text:style-name="T2">План по дням:</text:span><text:line-break/><text:span text:style-name="T2">1 день</text:span> - Заезд, размещение в гостинице. Прогулки по окрестностям базы. Брифинг программы тура. Подбор снаряжения и продуктов питания.<text:line-break/><text:span text:style-name="T2">2 день</text:span> - выезд в район восхождения. Подход к леднику.<text:line-break/><text:span text:style-name="T2">3-6 день</text:span> - восхождение.<text:line-break/><text:span text:style-name="T2">7-8 день</text:span> - спуск в ущ. Каракол. Возвращение на базу "Каракол".<text:line-break/><text:span text:style-name="T2">Условия выполнения программы</text:span> - Альпинисты должны иметь: страховой полис, собственное техническое и бивачное снаряжение.</text:p>
      <text:p text:style-name="Text_20_body"/>
      <text:p text:style-name="P6">Тур 6. Пик "Пржевальского" - 4273м.</text:p>
      <text:p text:style-name="P5"><text:span text:style-name="T2">Вид </text:span>- Альпинизм<text:line-break/><text:span text:style-name="T2">Название </text:span>- "Восхождение на пик Пржевальского 4 273м."<text:line-break/><text:span text:style-name="T2">Условный код</text:span> А-6<text:line-break/><text:span text:style-name="T2">Продолжительность сезона </text:span>- с 1 июля по 15 сентября.<text:line-break/><text:span text:style-name="T2">Краткая характеристика маршрута:</text:span> - На пик Пржевальского можно совершить восхождения от 1Б до 4Б категории трудности. С юга, востока, запада и севера. Маршруты комбинированные - снег, скалы, лёд.<text:line-break/>Здесь могут попробовать свои силы, как новички, так и опытные Альпинисты! Эта вершина привлекает внимание любителей гор ещё и потому, что в хорошую погоду с неё видно пики Победа и Хан -Тенгри, а так - же она самая близко расположенная к г. Каракол вершина высотой более 4 тыс. метров. Совершить восхождение <text:soft-page-break/>можно с опытными гидами за 2-4 дня.<text:line-break/><text:span text:style-name="T2">План по дням:</text:span><text:line-break/><text:span text:style-name="T2">1 день</text:span> - Приезд на базу "Каракол". Размещение в гостинице. Прогулки в окрестностях базы. Возможны аклиматизационные восхождения на вершины вблизи вазы высотой до 3400м.<text:line-break/><text:span text:style-name="T2">2 день</text:span> - выезд в район восхождения. Установка лагеря, разбор снаряжения, продуктов питания.<text:line-break/><text:span text:style-name="T2">3 день</text:span> - Восхождение на п. Пржевальского 4273 м.<text:line-break/><text:span text:style-name="T2">4 день</text:span> - Возвращение на базу "Каракол".<text:line-break/><text:span text:style-name="T2">Условия выполнения программы</text:span> - Альпинисты должны иметь: страховой полис, собственное техническое и бивачное снаряжение.</text:p>
      <text:p text:style-name="Text_20_body"/>
      <text:p text:style-name="P6">Тур 7. Восхождения в районе ущелья Кашка-Суу.</text:p>
      <text:p text:style-name="P5"><text:span text:style-name="T2">Вид </text:span>- Альпинизм<text:line-break/><text:span text:style-name="T2">Условный код</text:span> А-7<text:line-break/><text:span text:style-name="T2">Маршрут </text:span>- Верховья ущ Кашка-Суу.<text:line-break/><text:span text:style-name="T2">Трудность</text:span> - 1Б - 4А к.тр. /Soft - Hard/<text:line-break/><text:span text:style-name="T2">Продолжительность сезона </text:span>- Май-сентябрь.<text:line-break/><text:span text:style-name="T2">Краткая характеристика маршрута:</text:span> - В районе верхнего цирка ущ. Кашка-Суу расположено много вершин, привлекающих внимание альпинистов.<text:line-break/>Пик Иссык-Кульский гребешок 3360м., в.Обзорная 3427 м., п. Горнолыжников 3735м., п. Спасателей 3720 м, п.Кургак-Тор 3810м, п.Пржевальского 4273м Здесь могут совершить восхождения начинающие альпинисты и имеющие опыт.<text:line-break/>Район сложен гранитами. Есть скальные, снежно-ледовые и комбинированные маршруты любой категории трудности.<text:line-break/>Высота пиков от 3000 до 4273м. Близость к базе "Каракол" и возможность подъезда на джипе к расположению биваков, делает этот район доступным и привлекательным для альпинизма.<text:line-break/>На многие вершины можно совершить восхождение, подъехав на джипе и вернуться в отель за один день. С начинающими альпинистами, проводят занятия опытные инструктора альпинизма, по технике передвижения по горному рельефу.<text:line-break/><text:span text:style-name="T2">План по дням:</text:span><text:line-break/><text:span text:style-name="T2">1 день</text:span> - Приезд, размещение в отеле, прогулки по окрестностям базы. Обсуждение программы, выбор объекта восхождения.<text:line-break/><text:span text:style-name="T2">2-4 день</text:span> - Совершение восхождения на вершину по выбранному маршруту. Ночёвки в палатках на высоте 3200 - 3500м. или в отеле в зависимости от тактического плана.<text:line-break/><text:span text:style-name="T2">3-6 день</text:span> - Восхождение.<text:line-break/><text:span text:style-name="T2">7-8 день</text:span> - Возвращение на базу.<text:line-break/><text:soft-page-break/><text:span text:style-name="T2">Условия выполнения программы</text:span> - Альпинисты должны иметь: страховой полис, личное бивачное и техническое снаряжение. Для начинающих альпинистов возможен тренинг технике передвижения по горному рельефу (травянистые склоны, осыпи и морены, скалы, снежные склоны, ледовые склоны).</text:p>
      <text:p text:style-name="Text_20_body"/>
      <text:p text:style-name="P6">Тур 8. Пик "Россия" - 5112м.</text:p>
      <text:p text:style-name="P5"><text:span text:style-name="T2">Вид </text:span>- Альпинизм<text:line-break/><text:span text:style-name="T2">Название </text:span>- Восхождение на пик "Россия" - 5112м.<text:line-break/><text:span text:style-name="T2">Условный код</text:span> А-<text:line-break/><text:span text:style-name="T2">Продолжительность сезона </text:span>- с 1 июля по 15 сентября.<text:line-break/><text:span text:style-name="T2">Краткая характеристика маршрута:</text:span> - Вершина расположена в восточной части ущ. Арашан. Время - 5 дней (2 дня подходов, 1 день восхождение, 2 дня возвращение к автотранспорту).<text:line-break/>Маршрут 3Б к. тр. Снежно - ледовый. Необходимо владеть ледовой техникой. С вершины хорошо видны пики Победа и Хан - Тенгри, а так же вершины хребта Койлю и Сарыджаз.<text:line-break/>Штурмовой лагерь на высоте 4 120 м. на леднике Россия.<text:line-break/><text:span text:style-name="T2">План по дням:</text:span><text:line-break/><text:span text:style-name="T2">1 день</text:span> - Приезд на базу "Каракол". Размещение в гостинице. Прогулки в окрестностях базы (активная аклиматизация). Брифинг программы тура.<text:line-break/><text:span text:style-name="T2">2 день</text:span> - Выезд в ущ. Арашан. Подход под ледник.<text:line-break/><text:span text:style-name="T2">3-6 день</text:span> - Восхождение.<text:line-break/><text:span text:style-name="T2">7-8 день</text:span> - Возвращение на базу.<text:line-break/><text:span text:style-name="T2">Условия выполнения программы</text:span> - Альпинисты должны иметь: страховой полис, собственное техническое и бивачное снаряжение.</text:p>
      <text:p text:style-name="P8">4.конно верховой</text:p>
      <text:p text:style-name="P3"><text:span text:style-name="T2">Предоставляемый сервис для путешествий</text:span> - Гостиница, гид, переводчик, повар, лошади, автотранспорт, газовая кухня, варочная и личная посуда.<text:line-break/>(Это общее предложение для всех последующих вариантов).</text:p>
      <text:p text:style-name="P6">Тур 1. Джеты-Огуз - Арашан.</text:p>
      <text:p text:style-name="P5"><text:span text:style-name="T2">Вид </text:span>- Конный<text:line-break/><text:span text:style-name="T2">Название </text:span>- Джеты-Огуз - Арашан<text:line-break/><text:span text:style-name="T2">Условный код</text:span> К-1<text:line-break/><text:span text:style-name="T2">Маршрут </text:span>- г.Каракол - ущ.Джеты-Огуз - Чельпек - Ирдык - ущ.Каракол - ущ.Кашка-Суу - пер.Джаман-Тор -пер.Чён-Кек-Джар юж. - ущ.Арашан -г.Каракол.<text:line-break/><text:span text:style-name="T2">Трудность</text:span> - soft<text:line-break/><text:span text:style-name="T2">Продолжительность сезона </text:span>- июнь - сентябрь<text:line-break/><text:soft-page-break/><text:span text:style-name="T2">Краткая характеристика маршрута:</text:span> - Маршрут проходит по северным отрогом хребта Терскей Ала-Тоо в верховьях ущелий. На высоте от 1800 м. до 3500м. в зоне леса и альпийских лугов. Туристы посетят горные озёра, увидят Ущелье Дракона, пройдут несколько горных перевалов высотой до 3500м. Искупаются в горячих источниках "Алтын-Арашан".<text:line-break/>Помечтают у походного костра.<text:line-break/><text:span text:style-name="T3">План по дням:</text:span> <text:span text:style-name="T2">1 день</text:span> - (авто) г. Каракол - ущ. Джеты-Огуз. Знакомство с лошадьми, радиальный выход по ущ.Джеты-Огуз и обратно. Время в пути 5 час. Ночлег в палатках на высоте 2300м. В этот день туристы познакомятся с бытом чабанов, увидят пик Огуз Баши 5168м.<text:line-break/><text:span text:style-name="T2">2 день</text:span> - ущ.Джеты-Огуз - ущ.Кашка-Суу - ущ. Ирдык. Ночлег в палатках. Время в пути 6 часов. Макс. высота 2670м. За этот день туристы увидят Ущелье Дракона и лес из тянь-шаньской ели. Познакомятся с лекарственными травами альпийских лугов.<text:line-break/><text:span text:style-name="T2">3 день</text:span> - ущ. Ирдык -оз.Ирдык - ущ Чельпек. Достопримечательность этого дня является озера Ирдык и вершины верховьев ущ.Ирдык и Чельпек. Время в пути 7 час. Ночлег на высоте 2760м. в палатках в зоне леса.<text:line-break/><text:span text:style-name="T2">4 день</text:span> - ущ. Чельпек - ущ. Мокрое - ущ. Каракол - ущ. Кашка Суу. Время в пути 7 час. В этот день туристы увидят горнолыжный комплекс "Каракол" по желанию ночлег в гостинице ( душ, ресторан, бар).<text:line-break/><text:span text:style-name="T2">5 день</text:span> - ущ.Кашка-Суу - пер. Чён Кок-Джар 3560м. - ущ.Арашан. Время в пути 7 час. Купание в целебных источниках.<text:line-break/><text:span text:style-name="T2">6 день</text:span> - по ущ. Арашан и Таш Тектир и обратно. Время в пути 7 час. В этот день туристы увидят водопады в ущ. Таш Тектир и красивейшую вершину района п. Палатка 5020м Ночлег на курорте "Алтын Арашан".<text:line-break/><text:span text:style-name="T2">7 день</text:span> - курорт "Алтын-Арашан" - ущ. Кельдыке - подъём пешком на пер.Ала-Куль 3850м. - спуск к лошадям - возвращение на курорт. Время в пути 8час. В этот день туристы увидят оз.Ала-Куль с высоты пер. Ала-Куль.<text:line-break/><text:span text:style-name="T2">8 день</text:span> - отдых, купание в источниках пешая экскурсия по окрестностям курорта 4 час.<text:line-break/><text:span text:style-name="T2">9 день</text:span> - вниз по ущелью Арашан до лесхоза. Авто г.Каракол.<text:line-break/><text:span text:style-name="T2">Условия выполнения программы</text:span> - Туристы имеют страховой полис, непромокаемую одежду, бивачное снаряжение, трекинговую обувь.</text:p>
      <text:p text:style-name="P6">Тур 2. К озёрам Ирдык.</text:p>
      <text:p text:style-name="P5"><text:span text:style-name="T2">Вид </text:span>- Конный<text:line-break/><text:span text:style-name="T2">Название </text:span>- К озёрам Ирдык<text:line-break/><text:soft-page-break/><text:span text:style-name="T2">Условный код</text:span> К-2<text:line-break/><text:span text:style-name="T2">Маршрут </text:span>- Лыжная база "Каракол".<text:line-break/><text:span text:style-name="T2">Трудность</text:span> - soft<text:line-break/><text:span text:style-name="T2">Продолжительность сезона </text:span>- май - сентябрь<text:line-break/><text:span text:style-name="T2">Краткая характеристика маршрута:</text:span> - Маршрут позволяет увидеть: крисивейшие озёра Ирдык, вершины в районе пика Иссык-Кульские Перья, уникальную растительность Тянь-Шаня, Каньоны Кызыл-Джар, ознакомиться с бытом кыргызских кочевников.<text:line-break/><text:span text:style-name="T3">План по дням:</text:span><text:line-break/><text:span text:style-name="T2">1 день</text:span> - Прибытие на базу "Каракол". Размещение в отеле. Знакомство с лошадьми. Прогулка на лошадях по лесу в районе базы-ущ. Кашка-Суу. Ужин. Брифинг программы тура.<text:line-break/><text:span text:style-name="T2">2 день</text:span> - Лыжная база "Каракол" - ущ. Мокрое - оз. Ирдык вост. -оз. Ирдык. В этот день туристы увидят хвойные леса в ущелье Мокрое и моренные озёра Ирдык вост, а так же вершины и ледники в районе пика Иссык-Кульские перья. Ночлег в палатках. На высоте 2800м.в зоне леса.<text:line-break/><text:span text:style-name="T2">3 день</text:span> - оз. Ирдык - ущ. Кызыл-Джар - ущ.Чельпек. В этот день туристы познакомятся с каньоном Кызыл-Джар. Каньон сложен из песчаников красного цвета, третичного периода. Пытливый взгляд путешественника увидит здесь причудливой формы вершин, бастионы замка, головы циклопов и сказочных птиц. Ночлег в палатках на месте бивака первого дня.<text:line-break/><text:span text:style-name="T2">4 день</text:span> - ущ. Ирдык - ущ. Мокрое г/лыжная база "Каракол". За этот день туристы вернутся на базу, по пути ознакомятся с бытом чабанов. Попробуют освежающего айрана, посетят юрту - жилище кочевников.<text:line-break/><text:span text:style-name="T2">Условия выполнения программы</text:span> - Туристы имеют страховой полис, имеют теплую одежду, одежду от дождя, умеют ездить на лошади, или проходят курс обучения и правила обращения с лошадью.</text:p>
      <text:p text:style-name="P6">Тур 3. По ущелью Кашка-Суу к источникам Алтын-Арашан.</text:p>
      <text:p text:style-name="P5"><text:span text:style-name="T2">Вид </text:span>- Конный<text:line-break/><text:span text:style-name="T2">Название </text:span>- Ущелье Кашка-Суу и источники Алтын-Арашан.<text:line-break/><text:span text:style-name="T2">Условный код</text:span> К-3<text:line-break/><text:span text:style-name="T2">Маршрут </text:span>- Лыжная база "Каракол" - долина Кок-Тюз - верховья ущ. Кашака-Суу - Ущ. Чон-Кек-Джар - Целебные источники - Ущ.Арашан -ущ.Жыланды - лыжная база "Каракол".<text:line-break/><text:span text:style-name="T2">Трудность</text:span> - soft<text:line-break/><text:span text:style-name="T2">Продолжительность сезона </text:span>- Июнь- сентябрь.<text:line-break/><text:span text:style-name="T2">Краткая характеристика маршрута:</text:span> - Маршрут начинается от горнолыжной базы "Каракол" и проходит по наиболее живописной части ущ. Кашка-Суу. Туристы увидят с небольшого расстояния <text:soft-page-break/>вершины и ледники ущ. Кашка-Суу.<text:line-break/>Пройдут через перевал высотой 3560м., разделяющие ущ. Кашка-Суу и Арашан.<text:line-break/>Искупаются в горячих источниках "Алтан-Арашан", проедут вниз по ущ.Арашан. Ознакомятся с его богатой растительностью, посетят интродукционный лесопарк в ущ. Жыланды. Ознакомятся с бытом кыргызких кочевников.<text:line-break/><text:span text:style-name="T3">План по дням:</text:span><text:line-break/><text:span text:style-name="T2">1 день</text:span> - Знакомство с лошадьми, Экскурсии на лошадях по лесу в районе базы "Каракол".<text:line-break/><text:span text:style-name="T2">2 день</text:span> - выезд вверх по ущ. Кашка-Суу пер.Жаман-Тор 3560м. - ущ.Жаман-Тор - ущ. Арашан.<text:line-break/><text:span text:style-name="T2">3 день</text:span> - Радиальный выезд в ущ. Кельдыке - пеш. Подъём на пер. Ала-Куль 3850 м. - возвращение на кур. Арашан.<text:line-break/><text:span text:style-name="T2">4 день</text:span> - выезд в ущ.Такыр-Тор. Купание в диких горячих источниках, возвращение на курорт Алтын-Арашан.<text:line-break/><text:span text:style-name="T2">5 день</text:span> - вниз по ущ. Арашан - ущ. Жыланды - лыжная база "Каракол".<text:line-break/><text:span text:style-name="T2">Условия выполнения программы</text:span> - Туристы имеют страховой полис. Турист должен уметь ездить на лошади. Иметь теплую одежду.</text:p>
      <text:p text:style-name="P8">5.Рыбалка</text:p>
      <text:p text:style-name="P4">Предоставляемый сервис для путешествий - Гостиница, автотранспорт, гид, переводчик, повар. Условия выполнения программы: туристы имеют страховой полис.<text:line-break/>(Это общее предложение для всех последующих вариантов).</text:p>
      <text:p text:style-name="P6">Тур 1. Озеро Иссык-Куль, сазан</text:p>
      <text:p text:style-name="P5"><text:span text:style-name="T2">Вид </text:span>- Рыбалка<text:line-break/><text:span text:style-name="T2">Название </text:span>- озеро Иссык-Куль<text:line-break/><text:span text:style-name="T2">Условный код</text:span> Р-1<text:line-break/><text:span text:style-name="T2">Маршрут </text:span>- база "Каракол" - оз. Иссык-Куль и обратно.<text:line-break/><text:span text:style-name="T2">Продолжительность сезона </text:span>- май - октябрь.<text:line-break/><text:span text:style-name="T2">Краткая характеристика маршрута:</text:span> - Рыбалка на оз. Иссык-Куль на сазана увлекательна. Возможно поймать экземпляры от 5 до 10 кг.<text:line-break/><text:span text:style-name="T3">План по дням:</text:span><text:line-break/><text:span text:style-name="T2">1 день</text:span> - Заезд на базу "Каракол", размещение, отдых, прогулки по окрестностям базы.<text:line-break/><text:span text:style-name="T2">2 день</text:span> - Выезд на оз. Иссык-Куль. Рыбалка. Время в пути 2 час. Возвращение на базу "Каракол".</text:p>
      <text:p text:style-name="P6">Тур 2. Озеро Иссык-Куль, судак на живца</text:p>
      <text:p text:style-name="P5"><text:span text:style-name="T2">Вид </text:span>- Рыбалка<text:line-break/><text:span text:style-name="T2">Название </text:span>- Судак на живца.<text:line-break/><text:span text:style-name="T2">Условный код</text:span> Р-2<text:line-break/><text:span text:style-name="T2">Маршрут </text:span>- база "Каракол" - оз. Иссык-Куль и обратно.<text:line-break/><text:soft-page-break/><text:span text:style-name="T2">Продолжительность сезона </text:span>- май - октябрь.<text:line-break/><text:span text:style-name="T2">Краткая характеристика маршрута:</text:span> - Рыбалка на судака на живца. В заливах озера Иссык-Куль.<text:line-break/><text:span text:style-name="T3">План по дням:</text:span><text:line-break/><text:span text:style-name="T2">1 день</text:span> - Заезд на базу "Каракол", размещение, отдых, прогулки по окрестностям базы.<text:line-break/><text:span text:style-name="T2">2 день</text:span> - Выезд на оз. Иссык-Куль в район с. Михайловка. Рыбалка, Возвращение в отель.<text:line-break/><text:span text:style-name="T2">3 день</text:span> - Выезд на рыбалку в район николаевского залива. Возвращение на базу.</text:p>
      <text:p text:style-name="P6">Тур 3. Сырты</text:p>
      <text:p text:style-name="P5"><text:span text:style-name="T2">Вид </text:span>- Рыбалка<text:line-break/><text:span text:style-name="T2">Название </text:span>- Сырты<text:line-break/><text:span text:style-name="T2">Условный код</text:span> Р-3<text:line-break/><text:span text:style-name="T2">Маршрут </text:span>- База "Каракол" - ущ. Барскаун - Сырты Арабель-Суу - пер.Суёк 3986 м. - сырты Ак-Шыйрак - пер. Иштык 3886м. - р.Иштык - и обратно.<text:line-break/><text:span text:style-name="T2">Продолжительность сезона </text:span>- июнь - сентябрь.<text:line-break/><text:span text:style-name="T2">Краткая характеристика маршрута:</text:span> - Рыбалка на османа в этих местах для любителей ловли в небольших горных речках. Высокогорные долины расположены на высоте от3400м. до 3800м. Здесь находится водораздел великих рек Центральной Азии, Тарима и Сырдарьи. Рыбалка на османа увлекательна, требует определённой сноровки и снаряжения.<text:line-break/>Рыбаки получают неповторимые ощущения от рыболовных трофеев и общения с уникальной природой.<text:line-break/><text:span text:style-name="T3">План по дням:</text:span><text:line-break/><text:span text:style-name="T2">1 день</text:span> - Приезд в г. Каракол - база "Каракол". Размещение в отеле. Рыбалка в р. Каракол. Брифинг программы тура.<text:line-break/><text:span text:style-name="T2">2 день</text:span> - Выезд на рыбалку. Каракол - ущ. Барскаун - пер. Барскаун - Сырты Арабель-Суу. Время в пути 4 час. Ночлег в палатках на высоте 3500 м.. Приготовление пищи на газовой кухне.<text:line-break/><text:span text:style-name="T2">3 день</text:span> - Утренняя рыбалка на р. Арабель-Суу. Выезд: пер. Соек 3986 - сырты Ак-Шийрак - пер Иштык 3886м. - р. Иштык. Рыбалка на р. Иштык заманчива. Рыбы много, но вода прозрачная и от рыбака требуется большая сноровка для добычи рыболовного трофея.<text:line-break/><text:span text:style-name="T2">4 день</text:span> - Утренняя рыбалка. Выезд в г. Каракол - база "Каракол". Время в пути 6 - 8 час. По пути рыбаки попробуют счастья в р. Барскаун.</text:p>
      <text:p text:style-name="P6">Тур 4. В ущелье Тургень</text:p>
      <text:p text:style-name="P5"><text:span text:style-name="T2">Вид </text:span>- Рыбалка<text:line-break/><text:span text:style-name="T2">Название </text:span>- В ущ. Тургень Ак-Суу<text:line-break/><text:soft-page-break/><text:span text:style-name="T2">Условный код</text:span> Р-4<text:line-break/><text:span text:style-name="T2">Продолжительность сезона </text:span>- май - сентябрь.<text:line-break/><text:span text:style-name="T2">Краткая характеристика маршрута:</text:span> - Программа тура предназначена для любителей лова в быстрых горных речках. Ущелье Тургень Ак-Суу расположено на востоке Иссык-Кульской котловины и очень живописно. Рыбалка на османа и горную форель.<text:line-break/><text:span text:style-name="T3">План по дням:</text:span><text:line-break/><text:span text:style-name="T2">1 день</text:span> - база "Каракол" - Ущ. Тургень Ак-Суу - База "Каракол."<text:line-break/><text:span text:style-name="T2">2 день</text:span> - приезд на базу "Каракол", размещение прогулка в окрестностях базы. Обсуждение программы тура.<text:line-break/><text:span text:style-name="T2">3 день</text:span> - выезд в ущ. Тургеннь Ак-Суу. Рыбалка. Заезд на р. Джергалан. Рыбалка. Время в пути 4 часа. Возвращение на базу "Каракол".<text:line-break/><text:span text:style-name="T2">Условия выполнения программы</text:span> - Для проезда в район рек Карасай - Иштык надо оформить пропуск. С собой необходимо иметь страховой полис, бивачное снаряжение, теплую одежду (На сыртах и перевалах холодно), одежду от дождя.</text:p>
      <text:p text:style-name="P8"/>
      <text:p text:style-name="P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PT Sans Narrow" svg:font-family="'PT Sans Narrow',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0T22:45:09.656305488</meta:creation-date>
    <dc:date>2020-04-20T22:51:59.157220860</dc:date>
    <meta:editing-duration>PT6M50S</meta:editing-duration>
    <meta:editing-cycles>1</meta:editing-cycles>
    <meta:generator>LibreOffice/6.3.4.2$Linux_X86_64 LibreOffice_project/30$Build-2</meta:generator>
    <meta:document-statistic meta:table-count="0" meta:image-count="0" meta:object-count="0" meta:page-count="11" meta:paragraph-count="42" meta:word-count="3070" meta:character-count="19878" meta:non-whitespace-character-count="16847"/>
  </office:meta>
</office:document-meta>
</file>